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33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4.523cm"/>
    </style:style>
    <style:style style:name="co5" style:family="table-column">
      <style:table-column-properties fo:break-before="auto" style:column-width="21.64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style:text-align-source="fix" style:repeat-content="false" fo:border="0.002cm solid #000000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ffffcc" fo:border="0.002cm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cc" fo:border="0.002cm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order="0.002cm solid #000000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order="0.002cm solid #000000"/>
      <style:text-properties style:font-name="Arial" fo:font-size="11pt" style:font-name-asian="Calibri" style:font-size-asian="11pt" style:font-name-complex="Calibri" style:font-size-complex="11pt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Calibri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1pt" style:font-size-asian="11pt" style:font-size-complex="11pt"/>
    </style:style>
    <style:style style:name="T1" style:family="text">
      <style:text-properties style:font-name="Calibri" fo:font-size="11pt" style:font-name-asian="Calibri" style:font-size-asian="11pt" style:font-name-complex="Calibri" style:font-size-complex="6.30000019073486pt"/>
    </style:style>
    <style:style style:name="T2" style:family="text">
      <style:text-properties style:font-name="Calibri" fo:font-size="11pt" fo:language="en" fo:country="US" style:font-name-asian="Calibri" style:font-size-asian="11pt" style:font-name-complex="Calibri" style:font-size-complex="6.30000019073486pt"/>
    </style:style>
    <style:style style:name="T3" style:family="text">
      <style:text-properties style:font-name="Calibri" fo:font-size="11pt" fo:language="ro" fo:country="RO" style:font-name-asian="Calibri" style:font-size-asian="11pt" style:font-name-complex="Calibri" style:font-size-complex="6.30000019073486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1" table:default-cell-style-name="ce2"/>
        <table:table-column table:style-name="co4" table:default-cell-style-name="ce4"/>
        <table:table-column table:style-name="co1" table:number-columns-repeated="2" table:default-cell-style-name="ce2"/>
        <table:table-column table:style-name="co1" table:default-cell-style-name="ce7"/>
        <table:table-column table:style-name="co5" table:default-cell-style-name="ce12"/>
        <table:table-row table:style-name="ro1">
          <table:table-cell table:style-name="ce1" office:value-type="string">
            <text:p>id_pictura</text:p>
          </table:table-cell>
          <table:table-cell table:style-name="ce1" office:value-type="string">
            <text:p>cale_poza</text:p>
          </table:table-cell>
          <table:table-cell table:style-name="ce3" office:value-type="string">
            <text:p>denumire</text:p>
          </table:table-cell>
          <table:table-cell table:style-name="ce1" office:value-type="string">
            <text:p>categorie</text:p>
          </table:table-cell>
          <table:table-cell table:style-name="ce3" office:value-type="string">
            <text:p>taguri</text:p>
          </table:table-cell>
          <table:table-cell table:style-name="ce1" office:value-type="string">
            <text:p>disponibilitate</text:p>
          </table:table-cell>
          <table:table-cell table:style-name="ce1" office:value-type="string">
            <text:p>pret </text:p>
          </table:table-cell>
          <table:table-cell table:style-name="ce6" office:value-type="string">
            <text:p>dimensiune</text:p>
          </table:table-cell>
          <table:table-cell table:style-name="ce8" office:value-type="string">
            <text:p>descrie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:\\Users\\Andreea\\facultate\\licenta\\lup\\pozeBD\\1.jpg</text:p>
          </table:table-cell>
          <table:table-cell office:value-type="string">
            <text:p>Bufnița Yin-Yang</text:p>
          </table:table-cell>
          <table:table-cell office:value-type="float" office:value="1">
            <text:p>1</text:p>
          </table:table-cell>
          <table:table-cell office:value-type="string">
            <text:p>bufnita, albastru, galben, abstract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30x40</text:p>
          </table:table-cell>
          <table:table-cell table:style-name="ce9" office:value-type="string">
            <text:p>Bunfița este simbolul înțelepciunii. Culorile calde reprezintă faptele "bune" facute în viață, iar culorile <text:s/>reci reprezintă faptele <text:s/>"rele" facute. Pictura reprezintă balanța între rau și bin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:<text:a xlink:href="file://Users//Andreea//facultate//licenta//lup//pozeBD//2">\\Users\\Andreea\\facultate\\licenta\\lup\\pozeBD\\2</text:a>.jpg</text:p>
          </table:table-cell>
          <table:table-cell office:value-type="string">
            <text:p>Lupul Alfa</text:p>
          </table:table-cell>
          <table:table-cell office:value-type="float" office:value="1">
            <text:p>1</text:p>
          </table:table-cell>
          <table:table-cell office:value-type="string">
            <text:p>lup, albastru, verde, abstract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30x40</text:p>
          </table:table-cell>
          <table:table-cell table:style-name="ce10" office:value-type="string">
            <text:p>Lupii trăiesc în haită, iar cel mai înalt statut poarta numele de "lup alfa". Lupul din pictură este un lup alfa, care își păzește haita pe timp de noapte.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:<text:a xlink:href="file://Users//Andreea//facultate//licenta//lup//pozeBD//3">\\Users\\Andreea\\facultate\\licenta\\lup\\pozeBD\\3</text:a>.jpg</text:p>
          </table:table-cell>
          <table:table-cell office:value-type="string">
            <text:p>Judging Owl</text:p>
          </table:table-cell>
          <table:table-cell office:value-type="float" office:value="1">
            <text:p>1</text:p>
          </table:table-cell>
          <table:table-cell office:value-type="string">
            <text:p>bufnita, rosu, galben, real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20x30</text:p>
          </table:table-cell>
          <table:table-cell table:style-name="ce9" office:value-type="string">
            <text:p>Bufnița este simbolul înțelepciunii. Rolul acestei bufnițe este de "înger păzitor". 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:<text:a xlink:href="file://Users//Andreea//facultate//licenta//lup//pozeBD//4">\\Users\\Andreea\\facultate\\licenta\\lup\\pozeBD\\4</text:a>.jpg</text:p>
          </table:table-cell>
          <table:table-cell office:value-type="string">
            <text:p>Alt tip de padure</text:p>
          </table:table-cell>
          <table:table-cell office:value-type="float" office:value="1">
            <text:p>1</text:p>
          </table:table-cell>
          <table:table-cell office:value-type="string">
            <text:p>animale, albastru, portocaliu, abstract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20x20</text:p>
          </table:table-cell>
          <table:table-cell table:style-name="ce9" office:value-type="string">
            <text:p>Frunzele reprezintă flora, vrăbiile și cerbul reprezintă fauna. Totodată, cerbul este și simbolul vieții.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:<text:a xlink:href="file://Users//Andreea//facultate//licenta//lup//pozeBD//5">\\Users\\Andreea\\facultate\\licenta\\lup\\pozeBD\\5</text:a>.jpg</text:p>
          </table:table-cell>
          <table:table-cell office:value-type="string">
            <text:p>Soimi</text:p>
          </table:table-cell>
          <table:table-cell office:value-type="float" office:value="1">
            <text:p>1</text:p>
          </table:table-cell>
          <table:table-cell office:value-type="string">
            <text:p>soim, albastru, portocaliu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30x40</text:p>
          </table:table-cell>
          <table:table-cell table:style-name="ce9" office:value-type="string">
            <text:p>Șoimul este o pasăre puternică, ageră, cu un văz bine dezvoltat. Chiar daca sunt păsări de pradă, sunt și sensibile și iubitoare.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:<text:a xlink:href="file://Users//Andreea//facultate//licenta//lup//pozeBD//6">\\Users\\Andreea\\facultate\\licenta\\lup\\pozeBD\\6</text:a>.jpg</text:p>
          </table:table-cell>
          <table:table-cell office:value-type="string">
            <text:p>Apus langa lac</text:p>
          </table:table-cell>
          <table:table-cell office:value-type="float" office:value="1">
            <text:p>1</text:p>
          </table:table-cell>
          <table:table-cell office:value-type="string">
            <text:p>natura, lac, albastru, portocaliu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20x20</text:p>
          </table:table-cell>
          <table:table-cell table:style-name="ce9" office:value-type="string">
            <text:p>Un apus frumos, lângă un lac liniștit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:<text:a xlink:href="file://Users//Andreea//facultate//licenta//lup//pozeBD//7">\\Users\\Andreea\\facultate\\licenta\\lup\\pozeBD\\7</text:a>.jpg</text:p>
          </table:table-cell>
          <table:table-cell office:value-type="string">
            <text:p>The night's watch</text:p>
          </table:table-cell>
          <table:table-cell office:value-type="float" office:value="1">
            <text:p>1</text:p>
          </table:table-cell>
          <table:table-cell office:value-type="string">
            <text:p>bufnita, albastru, abstract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string">
            <text:p>25x20</text:p>
          </table:table-cell>
          <table:table-cell table:style-name="ce9" office:value-type="string">
            <text:p>Bufnița este simbolul înțelepciunii și aceasta veghează asupra proprietarului. În ceștile de ceai se obișnuia să se citească. Ceainicul conține informatii despre viitor, care îi sunt comunicate bufniței, dar o parte de informații se pierd.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:<text:a xlink:href="file://Users//Andreea//facultate//licenta//lup//pozeBD//8">\\Users\\Andreea\\facultate\\licenta\\lup\\pozeBD\\8</text:a>.jpg</text:p>
          </table:table-cell>
          <table:table-cell office:value-type="string">
            <text:p>„Painting is poetry that is seen rather than felt”</text:p>
          </table:table-cell>
          <table:table-cell office:value-type="float" office:value="1">
            <text:p>1</text:p>
          </table:table-cell>
          <table:table-cell office:value-type="string">
            <text:p>cal, lac, maro, albastru, real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30x40</text:p>
          </table:table-cell>
          <table:table-cell table:style-name="ce9" office:value-type="string">
            <text:p>Apa clară reprezintă noroc și sănătate, iar calul merge lângă lac pentru a se liniști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:<text:a xlink:href="file://Users//Andreea//facultate//licenta//lup//pozeBD//9">\\Users\\Andreea\\facultate\\licenta\\lup\\pozeBD\\9</text:a>.jpg</text:p>
          </table:table-cell>
          <table:table-cell office:value-type="string">
            <text:p>Portretul unui cal de concurs</text:p>
          </table:table-cell>
          <table:table-cell office:value-type="float" office:value="1">
            <text:p>1</text:p>
          </table:table-cell>
          <table:table-cell office:value-type="string">
            <text:p>cal, maro, rosu, real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string">
            <text:p>20x30</text:p>
          </table:table-cell>
          <table:table-cell table:style-name="ce9" office:value-type="string">
            <text:p>Portretul unui cal pregatit de concurs: hotărât, motivat, încrezător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:<text:a xlink:href="file://Users//Andreea//facultate//licenta//lup//pozeBD//10">\\Users\\Andreea\\facultate\\licenta\\lup\\pozeBD\\10</text:a>.jpg</text:p>
          </table:table-cell>
          <table:table-cell office:value-type="string">
            <text:p>Portretul castigatorului</text:p>
          </table:table-cell>
          <table:table-cell office:value-type="float" office:value="1">
            <text:p>1</text:p>
          </table:table-cell>
          <table:table-cell office:value-type="string">
            <text:p>cal, maro, galben, real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30x30</text:p>
          </table:table-cell>
          <table:table-cell table:style-name="ce9" office:value-type="string">
            <text:p>Portretul unu cal pregătit pentru locul 1. Nu se văd antrenamentele, eșecurile și câștigurile anterioare.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:<text:a xlink:href="file://Users//Andreea//facultate//licenta//lup//pozeBD//11">\\Users\\Andreea\\facultate\\licenta\\lup\\pozeBD\\11</text:a>.jpg</text:p>
          </table:table-cell>
          <table:table-cell office:value-type="string">
            <text:p>Pasarea Pheonix</text:p>
          </table:table-cell>
          <table:table-cell office:value-type="float" office:value="1">
            <text:p>1</text:p>
          </table:table-cell>
          <table:table-cell office:value-type="string">
            <text:p>pasare, albastru, mov, galben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string">
            <text:p>30x40</text:p>
          </table:table-cell>
          <table:table-cell table:style-name="ce9" office:value-type="string">
            <text:p>Pasărea Phenonix revine din scurm după ce a fost arsă. Pasărea este neagră de la scrum, iar culorile sunt pentru noua viață.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:<text:a xlink:href="file://Users//Andreea//facultate//licenta//lup//pozeBD//12">\\Users\\Andreea\\facultate\\licenta\\lup\\pozeBD\\12</text:a>.jpg</text:p>
          </table:table-cell>
          <table:table-cell office:value-type="string">
            <text:p>Decizia</text:p>
          </table:table-cell>
          <table:table-cell office:value-type="float" office:value="1">
            <text:p>1</text:p>
          </table:table-cell>
          <table:table-cell office:value-type="string">
            <text:p>camera, balena, verde, rosu, abstract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30x40</text:p>
          </table:table-cell>
          <table:table-cell table:style-name="ce9" office:value-type="string">
            <text:p>Pașii conduc de la "intrarea în cameră" până la "momentul deciziei". Balena reprezintă putere pentru a lua o decizie, cele 3 uși reprezintă variantele de decizie, iar ceasul reprezintă timpul limitat pe care îl avem.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:<text:a xlink:href="file://Users//Andreea//facultate//licenta//lup//pozeBD//13">\\Users\\Andreea\\facultate\\licenta\\lup\\pozeBD\\13</text:a>.jpg</text:p>
          </table:table-cell>
          <table:table-cell office:value-type="string">
            <text:p>Un lup creativ</text:p>
          </table:table-cell>
          <table:table-cell office:value-type="float" office:value="1">
            <text:p>1</text:p>
          </table:table-cell>
          <table:table-cell office:value-type="string">
            <text:p>lup, rosu, abstract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40x50</text:p>
          </table:table-cell>
          <table:table-cell table:style-name="ce9" office:value-type="string">
            <text:p>Partea dreaptă a creierului e responsabilă pentru creativitate. Pictura este un autoportret.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:<text:a xlink:href="file://Users//Andreea//facultate//licenta//lup//pozeBD//14">\\Users\\Andreea\\facultate\\licenta\\lup\\pozeBD\\14</text:a>.jpg</text:p>
          </table:table-cell>
          <table:table-cell office:value-type="string">
            <text:p>Rennes Caffee</text:p>
          </table:table-cell>
          <table:table-cell office:value-type="float" office:value="1">
            <text:p>1</text:p>
          </table:table-cell>
          <table:table-cell office:value-type="string">
            <text:p>ren, mov, galben, cafea, padure, abstract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40x50</text:p>
          </table:table-cell>
          <table:table-cell table:style-name="ce9" office:value-type="string">
            <text:p>Pictură facută pentru Rennes Caffee.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:<text:a xlink:href="file://Users//Andreea//facultate//licenta//lup//pozeBD//15">\\Users\\Andreea\\facultate\\licenta\\lup\\pozeBD\\15</text:a>.jpg</text:p>
          </table:table-cell>
          <table:table-cell office:value-type="string">
            <text:p>Panda</text:p>
          </table:table-cell>
          <table:table-cell office:value-type="float" office:value="1">
            <text:p>1</text:p>
          </table:table-cell>
          <table:table-cell office:value-type="string">
            <text:p>Panda, albastru, abstract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15x20</text:p>
          </table:table-cell>
          <table:table-cell table:style-name="ce9" office:value-type="string">
            <text:p>"Portretul" prietenei mele.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:<text:a xlink:href="file://Users//Andreea//facultate//licenta//lup//pozeBD//16">\\Users\\Andreea\\facultate\\licenta\\lup\\pozeBD\\16</text:a>.jpg</text:p>
          </table:table-cell>
          <table:table-cell office:value-type="string">
            <text:p>„Music is like a dream, one that I cannot hear”</text:p>
          </table:table-cell>
          <table:table-cell office:value-type="float" office:value="1">
            <text:p>1</text:p>
          </table:table-cell>
          <table:table-cell office:value-type="string">
            <text:p>soim, negru, verde, muzica, abstract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string">
            <text:p>20x30</text:p>
          </table:table-cell>
          <table:table-cell table:style-name="ce9" office:value-type="string">
            <text:p>Șoimul este simbolul observatorului divin ("ochi de șoim"). Notele muzicale sunt din simfonia a II-a a lui Beethoven.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:<text:a xlink:href="file://Users//Andreea//facultate//licenta//lup//pozeBD//17">\\Users\\Andreea\\facultate\\licenta\\lup\\pozeBD\\17</text:a>.jpg</text:p>
          </table:table-cell>
          <table:table-cell office:value-type="string">
            <text:p>Nopate liniștită</text:p>
          </table:table-cell>
          <table:table-cell office:value-type="float" office:value="1">
            <text:p>1</text:p>
          </table:table-cell>
          <table:table-cell office:value-type="string">
            <text:p>natura, padure, lac, luna, stele, albastru, verde, real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30x40</text:p>
          </table:table-cell>
          <table:table-cell table:style-name="ce9" office:value-type="string">
            <text:p>Un loc liniștit, calm, în care luna plină își așterne razele.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:<text:a xlink:href="file://Users//Andreea//facultate//licenta//lup//pozeBD//18">\\Users\\Andreea\\facultate\\licenta\\lup\\pozeBD\\18</text:a>.jpg</text:p>
          </table:table-cell>
          <table:table-cell office:value-type="string">
            <text:p>„Spirit that cannot be broken”</text:p>
          </table:table-cell>
          <table:table-cell office:value-type="float" office:value="1">
            <text:p>1</text:p>
          </table:table-cell>
          <table:table-cell office:value-type="string">
            <text:p>cal, maro, vultur, albastru, natura, abstract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50x60</text:p>
          </table:table-cell>
          <table:table-cell table:style-name="ce9" office:value-type="string">
            <text:p>Inspirat din "Spirit: Stallion of the Cimarron". Un cal sălbatic care a fost îmblânzit de un indian, iar cel mai bun prieten al calului este vulturul.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:<text:a xlink:href="file://Users//Andreea//facultate//licenta//lup//pozeBD//19">\\Users\\Andreea\\facultate\\licenta\\lup\\pozeBD\\19</text:a>.jpg</text:p>
          </table:table-cell>
          <table:table-cell office:value-type="string">
            <text:p>Cer înstelat</text:p>
          </table:table-cell>
          <table:table-cell office:value-type="float" office:value="1">
            <text:p>1</text:p>
          </table:table-cell>
          <table:table-cell office:value-type="string">
            <text:p>padure, stele, albatru, abstract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10x20</text:p>
          </table:table-cell>
          <table:table-cell table:style-name="ce9" office:value-type="string">
            <text:p>Cer înstelat.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:<text:a xlink:href="file://Users//Andreea//facultate//licenta//lup//pozeBD//20">\\Users\\Andreea\\facultate\\licenta\\lup\\pozeBD\\20</text:a>.jpg</text:p>
          </table:table-cell>
          <table:table-cell office:value-type="string">
            <text:p>Ochiul lui Sauron</text:p>
          </table:table-cell>
          <table:table-cell office:value-type="float" office:value="1">
            <text:p>1</text:p>
          </table:table-cell>
          <table:table-cell office:value-type="string">
            <text:p>munte, nori, albastru, rosu, galben, abstract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20x30</text:p>
          </table:table-cell>
          <table:table-cell table:style-name="ce9" office:value-type="string">
            <text:p>Inspirat din "The Lord of the Rings", ochiul lui Sauron.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:<text:a xlink:href="file://Users//Andreea//facultate//licenta//lup//pozeBD//21">\\Users\\Andreea\\facultate\\licenta\\lup\\pozeBD\\21</text:a>.jpg</text:p>
          </table:table-cell>
          <table:table-cell office:value-type="string">
            <text:p>Fluture</text:p>
          </table:table-cell>
          <table:table-cell office:value-type="float" office:value="1">
            <text:p>1</text:p>
          </table:table-cell>
          <table:table-cell office:value-type="string">
            <text:p>fluture, alb, verde, real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20x30</text:p>
          </table:table-cell>
          <table:table-cell table:style-name="ce9" office:value-type="string">
            <text:p>Fluturele este mic, gingaș, frumos.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:<text:a xlink:href="file://Users//Andreea//facultate//licenta//lup//pozeBD//22">\\Users\\Andreea\\facultate\\licenta\\lup\\pozeBD\\22</text:a>.jpg</text:p>
          </table:table-cell>
          <table:table-cell office:value-type="string">
            <text:p>„A fool sees not the tree a wise man sees”</text:p>
          </table:table-cell>
          <table:table-cell office:value-type="float" office:value="1">
            <text:p>1</text:p>
          </table:table-cell>
          <table:table-cell office:value-type="string">
            <text:p>copac, natura, rosu, maro, negru, abstract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50x60</text:p>
          </table:table-cell>
          <table:table-cell table:style-name="ce9" office:value-type="string">
            <text:p>Trebuie să ne căutăm rădăcinile atât pe pământ, cât și în cer.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:<text:a xlink:href="file://Users//Andreea//facultate//licenta//lup//pozeBD//23">\\Users\\Andreea\\facultate\\licenta\\lup\\pozeBD\\23</text:a>.jpg</text:p>
          </table:table-cell>
          <table:table-cell office:value-type="string">
            <text:p>Apusurile sunt dovada ca orice zi se poate termina frumos</text:p>
          </table:table-cell>
          <table:table-cell office:value-type="float" office:value="1">
            <text:p>1</text:p>
          </table:table-cell>
          <table:table-cell office:value-type="string">
            <text:p>munti, natura, lac, albastru, portocaliu, galben, real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50x60</text:p>
          </table:table-cell>
          <table:table-cell table:style-name="ce9" office:value-type="string">
            <text:p>Fiecare zi se termină cu apusul soarelui, care este un joc minunat de culori urmat de întuneric.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:<text:a xlink:href="file://Users//Andreea//facultate//licenta//lup//pozeBD//24">\\Users\\Andreea\\facultate\\licenta\\lup\\pozeBD\\24</text:a>.jpg</text:p>
          </table:table-cell>
          <table:table-cell office:value-type="string">
            <text:p>White Beauty</text:p>
          </table:table-cell>
          <table:table-cell office:value-type="float" office:value="1">
            <text:p>1</text:p>
          </table:table-cell>
          <table:table-cell office:value-type="string">
            <text:p>cal, alb, maro, real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50x60</text:p>
          </table:table-cell>
          <table:table-cell table:style-name="ce9" office:value-type="string">
            <text:p>Albul este culoarea purității, iar calul reprezintă puterea.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C:<text:a xlink:href="file://Users//Andreea//facultate//licenta//lup//pozeBD//25">\\Users\\Andreea\\facultate\\licenta\\lup\\pozeBD\\25</text:a>.jpg</text:p>
          </table:table-cell>
          <table:table-cell office:value-type="string">
            <text:p>Marooned</text:p>
          </table:table-cell>
          <table:table-cell office:value-type="float" office:value="1">
            <text:p>1</text:p>
          </table:table-cell>
          <table:table-cell office:value-type="string">
            <text:p>stele, albastru, rosu, galbe, abstract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20x30</text:p>
          </table:table-cell>
          <table:table-cell table:style-name="ce11" office:value-type="string">
            <text:p><text:span text:style-name="T1">O gaura neagră care "măn</text:span><text:span text:style-name="T2">â</text:span><text:span text:style-name="T3">ncă" toate planetele și stelele.</text:span>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:<text:a xlink:href="file://Users//Andreea//facultate//licenta//lup//pozeBD//26">\\Users\\Andreea\\facultate\\licenta\\lup\\pozeBD\\26</text:a>.jpg</text:p>
          </table:table-cell>
          <table:table-cell office:value-type="string">
            <text:p>Stripes of the Universe</text:p>
          </table:table-cell>
          <table:table-cell office:value-type="float" office:value="1">
            <text:p>1</text:p>
          </table:table-cell>
          <table:table-cell office:value-type="string">
            <text:p>zebra, cer, stele, albastru, negru, abstract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string">
            <text:p>30x40</text:p>
          </table:table-cell>
          <table:table-cell office:value-type="string">
            <text:p>Zebra este simbolul sincerității, inteligenței si unicității, iar albastrul este "culoarea cea mai aproape de adevar".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:<text:a xlink:href="file://Users//Andreea//facultate//licenta//lup//pozeBD//27">\\Users\\Andreea\\facultate\\licenta\\lup\\pozeBD\\27</text:a>.jpg</text:p>
          </table:table-cell>
          <table:table-cell office:value-type="string">
            <text:p>Free your mind!</text:p>
          </table:table-cell>
          <table:table-cell office:value-type="float" office:value="1">
            <text:p>1</text:p>
          </table:table-cell>
          <table:table-cell office:value-type="string">
            <text:p>portret, galben, albastru, stele, abstract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40x50</text:p>
          </table:table-cell>
          <table:table-cell table:style-name="ce13" office:value-type="string">
            <text:p>Autoportret.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:<text:a xlink:href="file://Users//Andreea//facultate//licenta//lup//pozeBD//28">\\Users\\Andreea\\facultate\\licenta\\lup\\pozeBD\\28</text:a>.jpg</text:p>
          </table:table-cell>
          <table:table-cell office:value-type="string">
            <text:p>Fiecare rasarit este un dar</text:p>
          </table:table-cell>
          <table:table-cell office:value-type="float" office:value="1">
            <text:p>1</text:p>
          </table:table-cell>
          <table:table-cell office:value-type="string">
            <text:p>munte, natura, albastru, verde, galben, real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string">
            <text:p>60x70</text:p>
          </table:table-cell>
          <table:table-cell office:value-type="string">
            <text:p>Fiecare răsărit este un dar, o șansă pentru o zi minunată.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:<text:a xlink:href="file://Users//Andreea//facultate//licenta//lup//pozeBD//29">\\Users\\Andreea\\facultate\\licenta\\lup\\pozeBD\\29</text:a>.jpg</text:p>
          </table:table-cell>
          <table:table-cell office:value-type="string">
            <text:p>Caracatița Octi</text:p>
          </table:table-cell>
          <table:table-cell office:value-type="float" office:value="1">
            <text:p>1</text:p>
          </table:table-cell>
          <table:table-cell office:value-type="string">
            <text:p>caracatita, albastru, portocaliui, abstract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string">
            <text:p>30x40</text:p>
          </table:table-cell>
          <table:table-cell office:value-type="string">
            <text:p>Caracatița este simbolul complexității, flexibilitații, inteligenței.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:<text:a xlink:href="file://Users//Andreea//facultate//licenta//lup//pozeBD//30">\\Users\\Andreea\\facultate\\licenta\\lup\\pozeBD\\30</text:a>.jpg</text:p>
          </table:table-cell>
          <table:table-cell office:value-type="string">
            <text:p>Ochii sunt oglinda sufletului</text:p>
          </table:table-cell>
          <table:table-cell office:value-type="float" office:value="1">
            <text:p>1</text:p>
          </table:table-cell>
          <table:table-cell office:value-type="string">
            <text:p>bufnita, albastru, abstract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string">
            <text:p>30x40</text:p>
          </table:table-cell>
          <table:table-cell table:style-name="ce9" office:value-type="string">
            <text:p>Bufnița este simbolul înțelepciunii, iar ochii sunt simbolul sufletului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:<text:a xlink:href="file://Users//Andreea//facultate//licenta//lup//pozeBD//31">\\Users\\Andreea\\facultate\\licenta\\lup\\pozeBD\\31</text:a>.jpg</text:p>
          </table:table-cell>
          <table:table-cell office:value-type="string">
            <text:p>Padurea magica</text:p>
          </table:table-cell>
          <table:table-cell office:value-type="float" office:value="1">
            <text:p>1</text:p>
          </table:table-cell>
          <table:table-cell office:value-type="string">
            <text:p>natura, padure, lac, albastru, verde, abstract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15x20</text:p>
          </table:table-cell>
          <table:table-cell table:style-name="ce9" office:value-type="string">
            <text:p>Pădurea fermecata din basme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:<text:a xlink:href="file://Users//Andreea//facultate//licenta//lup//pozeBD//32">\\Users\\Andreea\\facultate\\licenta\\lup\\pozeBD\\32</text:a>.jpg</text:p>
          </table:table-cell>
          <table:table-cell office:value-type="string">
            <text:p>Natura statica</text:p>
          </table:table-cell>
          <table:table-cell office:value-type="float" office:value="1">
            <text:p>1</text:p>
          </table:table-cell>
          <table:table-cell office:value-type="string">
            <text:p>natura, piersici, portocaliu, maro, verde, real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20x30</text:p>
          </table:table-cell>
          <table:table-cell office:value-type="string">
            <text:p>Natură statică.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:<text:a xlink:href="file://Users//Andreea//facultate//licenta//lup//pozeBD//33">\\Users\\Andreea\\facultate\\licenta\\lup\\pozeBD\\33</text:a>.jpg</text:p>
          </table:table-cell>
          <table:table-cell office:value-type="string">
            <text:p>Apus cu stele</text:p>
          </table:table-cell>
          <table:table-cell office:value-type="float" office:value="1">
            <text:p>1</text:p>
          </table:table-cell>
          <table:table-cell office:value-type="string">
            <text:p>cer, stele, nori, portocaliu, albastru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string">
            <text:p>70x80</text:p>
          </table:table-cell>
          <table:table-cell office:value-type="string">
            <text:p>Un apus peste care noaptea se grăbeste să-l acopere.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C:<text:a xlink:href="file://Users//Andreea//facultate//licenta//lup//pozeBD//34">\\Users\\Andreea\\facultate\\licenta\\lup\\pozeBD\\34</text:a>.jpg</text:p>
          </table:table-cell>
          <table:table-cell office:value-type="string">
            <text:p>Once the light is seen, the rest of the sea is ignored</text:p>
          </table:table-cell>
          <table:table-cell office:value-type="float" office:value="1">
            <text:p>1</text:p>
          </table:table-cell>
          <table:table-cell office:value-type="string">
            <text:p>far, mare, albastru, galben, abstract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string">
            <text:p>70x80</text:p>
          </table:table-cell>
          <table:table-cell table:style-name="ce11" office:value-type="string">
            <text:p><text:span text:style-name="T1">Un marinar care a fost pierdut pe mare mult timp, vede </text:span><text:span text:style-name="T2">î</text:span><text:span text:style-name="T3">n mijlocul unei furtuni acest far, care arată că un port este aproape, iar cosmarul marinarului s-a sf</text:span><text:span text:style-name="T2">â</text:span><text:span text:style-name="T3">rșit.</text:span>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:<text:a xlink:href="file://Users//Andreea//facultate//licenta//lup//pozeBD//35">\\Users\\Andreea\\facultate\\licenta\\lup\\pozeBD\\35</text:a>.jpg</text:p>
          </table:table-cell>
          <table:table-cell office:value-type="string">
            <text:p>Mânușile câștigătorului</text:p>
          </table:table-cell>
          <table:table-cell office:value-type="float" office:value="1">
            <text:p>1</text:p>
          </table:table-cell>
          <table:table-cell office:value-type="string">
            <text:p>manusi, box, rosu, maro, real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20x30</text:p>
          </table:table-cell>
          <table:table-cell table:style-name="ce11" office:value-type="string">
            <text:p><text:span text:style-name="T1">Dupa un meci castigat, m</text:span><text:span text:style-name="T2">â</text:span><text:span text:style-name="T3">nușile sunt puse </text:span><text:span text:style-name="T2">î</text:span><text:span text:style-name="T3">n cui și așteaptă urmatorul antrenament/meci.</text:span>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C:<text:a xlink:href="file://Users//Andreea//facultate//licenta//lup//pozeBD//36">\\Users\\Andreea\\facultate\\licenta\\lup\\pozeBD\\36</text:a>.jpg</text:p>
          </table:table-cell>
          <table:table-cell office:value-type="string">
            <text:p>Cel mai bun prieten al omunui</text:p>
          </table:table-cell>
          <table:table-cell office:value-type="float" office:value="1">
            <text:p>1</text:p>
          </table:table-cell>
          <table:table-cell office:value-type="string">
            <text:p>caine, maro, roz, real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string">
            <text:p>40x50</text:p>
          </table:table-cell>
          <table:table-cell table:style-name="ce11" office:value-type="string">
            <text:p><text:span text:style-name="T1">Cel mai bun prieten al omului (dar c</text:span><text:span text:style-name="T2">â</text:span><text:span text:style-name="T3">inele nu și-a zis părerea).</text:span>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:<text:a xlink:href="file://Users//Andreea//facultate//licenta//lup//pozeBD//37">\\Users\\Andreea\\facultate\\licenta\\lup\\pozeBD\\37</text:a>.jpg</text:p>
          </table:table-cell>
          <table:table-cell office:value-type="string">
            <text:p>Portretul unui cal</text:p>
          </table:table-cell>
          <table:table-cell office:value-type="float" office:value="1">
            <text:p>1</text:p>
          </table:table-cell>
          <table:table-cell office:value-type="string">
            <text:p>cal, maro, verde, real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20x30</text:p>
          </table:table-cell>
          <table:table-cell office:value-type="string">
            <text:p>Portretul unui cal.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C:<text:a xlink:href="file://Users//Andreea//facultate//licenta//lup//pozeBD//38">\\Users\\Andreea\\facultate\\licenta\\lup\\pozeBD\\38</text:a>.jpg</text:p>
          </table:table-cell>
          <table:table-cell office:value-type="string">
            <text:p>Pacea interioara partea I</text:p>
          </table:table-cell>
          <table:table-cell office:value-type="float" office:value="1">
            <text:p>1</text:p>
          </table:table-cell>
          <table:table-cell office:value-type="string">
            <text:p>lup, natura, mare, padure, verdem albastru, galben, abstract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40x40</text:p>
          </table:table-cell>
          <table:table-cell table:style-name="ce11" office:value-type="string">
            <text:p><text:span text:style-name="T1">Controlează-ți g</text:span><text:span text:style-name="T2">â</text:span><text:span text:style-name="T3">ndurile sau te vor controla ele pe tine!</text:span>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C:<text:a xlink:href="file://Users//Andreea//facultate//licenta//lup//pozeBD//39">\\Users\\Andreea\\facultate\\licenta\\lup\\pozeBD\\39</text:a>.jpg</text:p>
          </table:table-cell>
          <table:table-cell office:value-type="string">
            <text:p>Pacea interioara partea a II-a</text:p>
          </table:table-cell>
          <table:table-cell office:value-type="float" office:value="1">
            <text:p>1</text:p>
          </table:table-cell>
          <table:table-cell office:value-type="string">
            <text:p>portret, natura, munte, rau, verde, albastru, abstract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40x40</text:p>
          </table:table-cell>
          <table:table-cell table:style-name="ce11" office:value-type="string">
            <text:p><text:span text:style-name="T1">Controlează-ți g</text:span><text:span text:style-name="T2">â</text:span><text:span text:style-name="T3">ndurile sau te vor controla ele pe tine!</text:span>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C:<text:a xlink:href="file://Users//Andreea//facultate//licenta//lup//pozeBD//40">\\Users\\Andreea\\facultate\\licenta\\lup\\pozeBD\\40</text:a>.jpg</text:p>
          </table:table-cell>
          <table:table-cell office:value-type="string">
            <text:p>Îngerul cafelei</text:p>
          </table:table-cell>
          <table:table-cell office:value-type="float" office:value="1">
            <text:p>1</text:p>
          </table:table-cell>
          <table:table-cell office:value-type="string">
            <text:p>inger, cafea, galben, abstract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15x20</text:p>
          </table:table-cell>
          <table:table-cell table:style-name="ce14" office:value-type="string">
            <text:p>Îngerul cafelei.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:<text:a xlink:href="file://Users//Andreea//facultate//licenta//lup//pozeBD//41">\\Users\\Andreea\\facultate\\licenta\\lup\\pozeBD\\41</text:a>.jpg</text:p>
          </table:table-cell>
          <table:table-cell office:value-type="string">
            <text:p>To the mind that is still, the whole universe surrenders</text:p>
          </table:table-cell>
          <table:table-cell office:value-type="float" office:value="1">
            <text:p>1</text:p>
          </table:table-cell>
          <table:table-cell office:value-type="string">
            <text:p>spatiu, stele, planete, albastru, rosu, verde, galben, abstract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20x40</text:p>
          </table:table-cell>
          <table:table-cell office:value-type="string">
            <text:p>Planetele vor alinia cu ajutorul unei "plase".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:<text:a xlink:href="file://Users//Andreea//facultate//licenta//lup//pozeBD//42">\\Users\\Andreea\\facultate\\licenta\\lup\\pozeBD\\42</text:a>.jpg</text:p>
          </table:table-cell>
          <table:table-cell office:value-type="string">
            <text:p>Under the sea</text:p>
          </table:table-cell>
          <table:table-cell office:value-type="float" office:value="1">
            <text:p>1</text:p>
          </table:table-cell>
          <table:table-cell office:value-type="string">
            <text:p>testoasa, mare, albastru, mov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20x30</text:p>
          </table:table-cell>
          <table:table-cell office:value-type="string">
            <text:p>O țestoasa se plimbă linistită și se bucura de razele soarelui.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C:<text:a xlink:href="file://Users//Andreea//facultate//licenta//lup//pozeBD//43">\\Users\\Andreea\\facultate\\licenta\\lup\\pozeBD\\43</text:a>.jpg</text:p>
          </table:table-cell>
          <table:table-cell office:value-type="string">
            <text:p>„And if i hear the owl'scry, into the forest I would fly”</text:p>
          </table:table-cell>
          <table:table-cell office:value-type="float" office:value="1">
            <text:p>1</text:p>
          </table:table-cell>
          <table:table-cell office:value-type="string">
            <text:p>bufnita, padure, galben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40x50</text:p>
          </table:table-cell>
          <table:table-cell office:value-type="string">
            <text:p>Bufnița este cunoscuta și ca "medicul pădurii". Această bufnita verifică ficare copac, fiecare vietate, pentru a se asigura că totul este bine.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C:<text:a xlink:href="file://Users//Andreea//facultate//licenta//lup//pozeBD//44">\\Users\\Andreea\\facultate\\licenta\\lup\\pozeBD\\44</text:a>.jpg</text:p>
          </table:table-cell>
          <table:table-cell office:value-type="string">
            <text:p>Ai nevoie de puțin spațiu?</text:p>
          </table:table-cell>
          <table:table-cell office:value-type="float" office:value="1">
            <text:p>1</text:p>
          </table:table-cell>
          <table:table-cell office:value-type="string">
            <text:p>spatiu, stele, planete, albastru, <text:s/>galben, abstract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string">
            <text:p>60x70</text:p>
          </table:table-cell>
          <table:table-cell table:style-name="ce11" office:value-type="string">
            <text:p><text:span text:style-name="T1">Cel mai bun loc pentru a fi singur cu g</text:span><text:span text:style-name="T2">â</text:span><text:span text:style-name="T3">ndurile tale.</text:span>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C:<text:a xlink:href="file://Users//Andreea//facultate//licenta//lup//pozeBD//45">\\Users\\Andreea\\facultate\\licenta\\lup\\pozeBD\\45</text:a>.jpg</text:p>
          </table:table-cell>
          <table:table-cell office:value-type="string">
            <text:p>„Over the hills and far away”</text:p>
          </table:table-cell>
          <table:table-cell office:value-type="float" office:value="1">
            <text:p>1</text:p>
          </table:table-cell>
          <table:table-cell office:value-type="string">
            <text:p>padure, stele, albatru, galben, abstract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20x30</text:p>
          </table:table-cell>
          <table:table-cell office:value-type="string">
            <text:p>Lumina lunii amplifică misterul noptii.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C:<text:a xlink:href="file://Users//Andreea//facultate//licenta//lup//pozeBD//46">\\Users\\Andreea\\facultate\\licenta\\lup\\pozeBD\\46</text:a>.jpg</text:p>
          </table:table-cell>
          <table:table-cell office:value-type="string">
            <text:p>Portretul lui Sara-Z</text:p>
          </table:table-cell>
          <table:table-cell office:value-type="float" office:value="1">
            <text:p>1</text:p>
          </table:table-cell>
          <table:table-cell office:value-type="string">
            <text:p>cal, negru, maro, real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string">
            <text:p>70x80</text:p>
          </table:table-cell>
          <table:table-cell table:style-name="ce11" office:value-type="string">
            <text:p><text:span text:style-name="T1">Portretul lui Sara-Z, o iapa cu multe concursuri c</text:span><text:span text:style-name="T2">â</text:span><text:span text:style-name="T3">știgate.</text:span>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C:<text:a xlink:href="file://Users//Andreea//facultate//licenta//lup//pozeBD//47">\\Users\\Andreea\\facultate\\licenta\\lup\\pozeBD\\47</text:a>.jpg</text:p>
          </table:table-cell>
          <table:table-cell office:value-type="string">
            <text:p>April Flowers</text:p>
          </table:table-cell>
          <table:table-cell office:value-type="float" office:value="2">
            <text:p>2</text:p>
          </table:table-cell>
          <table:table-cell office:value-type="string">
            <text:p>flori, roz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100x100</text:p>
          </table:table-cell>
          <table:table-cell office:value-type="string">
            <text:p>Logo-ul florariei April Flowers.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C:<text:a xlink:href="file://Users//Andreea//facultate//licenta//lup//pozeBD//48">\\Users\\Andreea\\facultate\\licenta\\lup\\pozeBD\\48</text:a>.jpg</text:p>
          </table:table-cell>
          <table:table-cell office:value-type="string">
            <text:p>Rennes Caffee</text:p>
          </table:table-cell>
          <table:table-cell office:value-type="float" office:value="2">
            <text:p>2</text:p>
          </table:table-cell>
          <table:table-cell office:value-type="string">
            <text:p>simboluri, mov, galben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string">
            <text:p>30x100</text:p>
          </table:table-cell>
          <table:table-cell office:value-type="string">
            <text:p>Yin-Yang, floarea soarelui si Hamsa-Hand pe peretele de la Rennes Caffee.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C:<text:a xlink:href="file://Users//Andreea//facultate//licenta//lup//pozeBD//49">\\Users\\Andreea\\facultate\\licenta\\lup\\pozeBD\\49</text:a>.jpg</text:p>
          </table:table-cell>
          <table:table-cell office:value-type="string">
            <text:p>Unicorn</text:p>
          </table:table-cell>
          <table:table-cell office:value-type="float" office:value="3">
            <text:p>3</text:p>
          </table:table-cell>
          <table:table-cell office:value-type="string">
            <text:p>unicorn, pahar, albastru, roz, mov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250ml</text:p>
          </table:table-cell>
          <table:table-cell office:value-type="string">
            <text:p>O cafea poate sa vina cu un pahar vesel la Rennes Caffee.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C:<text:a xlink:href="file://Users//Andreea//facultate//licenta//lup//pozeBD//50">\\Users\\Andreea\\facultate\\licenta\\lup\\pozeBD\\50</text:a>.jpg</text:p>
          </table:table-cell>
          <table:table-cell table:style-name="ce5" office:value-type="string">
            <text:p>Felicitări – 8 martie</text:p>
          </table:table-cell>
          <table:table-cell office:value-type="float" office:value="4">
            <text:p>4</text:p>
          </table:table-cell>
          <table:table-cell office:value-type="string">
            <text:p>flori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15x18</text:p>
          </table:table-cell>
          <table:table-cell office:value-type="string">
            <text:p>La mulți ani de 8 martie!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C:<text:a xlink:href="file://Users//Andreea//facultate//licenta//lup//pozeBD//51">\\Users\\Andreea\\facultate\\licenta\\lup\\pozeBD\\51</text:a>.jpg</text:p>
          </table:table-cell>
          <table:table-cell office:value-type="string">
            <text:p>Marțișoare</text:p>
          </table:table-cell>
          <table:table-cell office:value-type="float" office:value="5">
            <text:p>5</text:p>
          </table:table-cell>
          <table:table-cell office:value-type="string">
            <text:p>flor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5x10</text:p>
          </table:table-cell>
          <table:table-cell table:style-name="ce11" office:value-type="string">
            <text:p><text:span text:style-name="T1">Primăvara </text:span><text:span text:style-name="T2">î</text:span><text:span text:style-name="T3">ncepe cu un marțișor.</text:span>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:<text:a xlink:href="file://Users//Andreea//facultate//licenta//lup//pozeBD//52">\\Users\\Andreea\\facultate\\licenta\\lup\\pozeBD\\52</text:a>.jpg</text:p>
          </table:table-cell>
          <table:table-cell office:value-type="string">
            <text:p>Rennes Caffee</text:p>
          </table:table-cell>
          <table:table-cell office:value-type="float" office:value="6">
            <text:p>6</text:p>
          </table:table-cell>
          <table:table-cell office:value-type="string">
            <text:p>cafea, scris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100x300</text:p>
          </table:table-cell>
          <table:table-cell office:value-type="string">
            <text:p>Meniul de la Rennes Caffee.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C:<text:a xlink:href="file://Users//Andreea//facultate//licenta//lup//pozeBD//53">\\Users\\Andreea\\facultate\\licenta\\lup\\pozeBD\\53</text:a>.jpg</text:p>
          </table:table-cell>
          <table:table-cell office:value-type="string">
            <text:p>Rennes Caffee</text:p>
          </table:table-cell>
          <table:table-cell office:value-type="float" office:value="2">
            <text:p>2</text:p>
          </table:table-cell>
          <table:table-cell office:value-type="string">
            <text:p>cafea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100x150</text:p>
          </table:table-cell>
          <table:table-cell office:value-type="string">
            <text:p>Cafeaua de la Rennes Caffee.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C:<text:a xlink:href="file://Users//Andreea//facultate//licenta//lup//pozeBD//54">\\Users\\Andreea\\facultate\\licenta\\lup\\pozeBD\\54</text:a>.jpg</text:p>
          </table:table-cell>
          <table:table-cell office:value-type="string">
            <text:p>Gastro Streetfood</text:p>
          </table:table-cell>
          <table:table-cell office:value-type="float" office:value="6">
            <text:p>6</text:p>
          </table:table-cell>
          <table:table-cell office:value-type="string">
            <text:p>mancar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100x200</text:p>
          </table:table-cell>
          <table:table-cell office:value-type="string">
            <text:p>Meniul de piadine de la Gastro Streetfood.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:<text:a xlink:href="file://Users//Andreea//facultate//licenta//lup//pozeBD//55">\\Users\\Andreea\\facultate\\licenta\\lup\\pozeBD\\55</text:a>.jpg</text:p>
          </table:table-cell>
          <table:table-cell office:value-type="string">
            <text:p>Gastro Streetfood</text:p>
          </table:table-cell>
          <table:table-cell office:value-type="float" office:value="6">
            <text:p>6</text:p>
          </table:table-cell>
          <table:table-cell office:value-type="string">
            <text:p>mancare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100x200</text:p>
          </table:table-cell>
          <table:table-cell office:value-type="string">
            <text:p>Meniul de burgeri de la Gastro Streetfood.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:<text:a xlink:href="file://Users//Andreea//facultate//licenta//lup//pozeBD//56">\\Users\\Andreea\\facultate\\licenta\\lup\\pozeBD\\56</text:a>.jpg</text:p>
          </table:table-cell>
          <table:table-cell office:value-type="string">
            <text:p>Wishbox</text:p>
          </table:table-cell>
          <table:table-cell office:value-type="float" office:value="2">
            <text:p>2</text:p>
          </table:table-cell>
          <table:table-cell office:value-type="string">
            <text:p>flori, frunze, abstract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string">
            <text:p>80x100</text:p>
          </table:table-cell>
          <table:table-cell office:value-type="string">
            <text:p>Pereții pictați de la Wishbox Outlet.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C:<text:a xlink:href="file://Users//Andreea//facultate//licenta//lup//pozeBD//57">\\Users\\Andreea\\facultate\\licenta\\lup\\pozeBD\\57</text:a>.jpg</text:p>
          </table:table-cell>
          <table:table-cell office:value-type="string">
            <text:p>Send Sound Agency</text:p>
          </table:table-cell>
          <table:table-cell office:value-type="float" office:value="2">
            <text:p>2</text:p>
          </table:table-cell>
          <table:table-cell office:value-type="string">
            <text:p>scris, muzica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100x100</text:p>
          </table:table-cell>
          <table:table-cell office:value-type="string">
            <text:p>Perete pictat de la Send Sound Agency.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C:<text:a xlink:href="file://Users//Andreea//facultate//licenta//lup//pozeBD//58">\\Users\\Andreea\\facultate\\licenta\\lup\\pozeBD\\58</text:a>.jpg</text:p>
          </table:table-cell>
          <table:table-cell office:value-type="string">
            <text:p>Atelierul lui Mihai</text:p>
          </table:table-cell>
          <table:table-cell office:value-type="float" office:value="3">
            <text:p>3</text:p>
          </table:table-cell>
          <table:table-cell office:value-type="string">
            <text:p>scris, cana, mecanic, verde, portocaliu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150ml</text:p>
          </table:table-cell>
          <table:table-cell office:value-type="string">
            <text:p>Căni pictate pentru Atelierul lui Mihai.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:<text:a xlink:href="file://Users//Andreea//facultate//licenta//lup//pozeBD//59">\\Users\\Andreea\\facultate\\licenta\\lup\\pozeBD\\59</text:a>.jpg</text:p>
          </table:table-cell>
          <table:table-cell office:value-type="string">
            <text:p>Atelierul lui Mihai</text:p>
          </table:table-cell>
          <table:table-cell office:value-type="float" office:value="3">
            <text:p>3</text:p>
          </table:table-cell>
          <table:table-cell office:value-type="string">
            <text:p>scris, cana, verde, roz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150ml</text:p>
          </table:table-cell>
          <table:table-cell office:value-type="string">
            <text:p>Căni pictate pentru Atelierul lui Mihai.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C:<text:a xlink:href="file://Users//Andreea//facultate//licenta//lup//pozeBD//60">\\Users\\Andreea\\facultate\\licenta\\lup\\pozeBD\\60</text:a>.jpg</text:p>
          </table:table-cell>
          <table:table-cell office:value-type="string">
            <text:p>Felicitări</text:p>
          </table:table-cell>
          <table:table-cell office:value-type="float" office:value="4">
            <text:p>4</text:p>
          </table:table-cell>
          <table:table-cell office:value-type="string">
            <text:p>flori, mov, albastru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5x18</text:p>
          </table:table-cell>
          <table:table-cell office:value-type="string">
            <text:p>Felicitări colorate și vesele, care completează orice cadou.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:<text:a xlink:href="file://Users//Andreea//facultate//licenta//lup//pozeBD//61">\\Users\\Andreea\\facultate\\licenta\\lup\\pozeBD\\61</text:a>.jpg</text:p>
          </table:table-cell>
          <table:table-cell office:value-type="string">
            <text:p>Felicitări</text:p>
          </table:table-cell>
          <table:table-cell office:value-type="float" office:value="4">
            <text:p>4</text:p>
          </table:table-cell>
          <table:table-cell office:value-type="string">
            <text:p>flori, rosu, galben, verd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5x18</text:p>
          </table:table-cell>
          <table:table-cell office:value-type="string">
            <text:p>Felicitări colorate și vesele, care completează orice cadou.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C:<text:a xlink:href="file://Users//Andreea//facultate//licenta//lup//pozeBD//62">\\Users\\Andreea\\facultate\\licenta\\lup\\pozeBD\\62</text:a>.jpg</text:p>
          </table:table-cell>
          <table:table-cell office:value-type="string">
            <text:p>Felicitări</text:p>
          </table:table-cell>
          <table:table-cell office:value-type="float" office:value="4">
            <text:p>4</text:p>
          </table:table-cell>
          <table:table-cell office:value-type="string">
            <text:p>alb, galben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15x18</text:p>
          </table:table-cell>
          <table:table-cell office:value-type="string">
            <text:p>Felicitări colorate și vesele, care completează orice cadou.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C:<text:a xlink:href="file://Users//Andreea//facultate//licenta//lup//pozeBD//63">\\Users\\Andreea\\facultate\\licenta\\lup\\pozeBD\\63</text:a>.jpg</text:p>
          </table:table-cell>
          <table:table-cell office:value-type="string">
            <text:p>Marțișoare</text:p>
          </table:table-cell>
          <table:table-cell office:value-type="float" office:value="5">
            <text:p>5</text:p>
          </table:table-cell>
          <table:table-cell office:value-type="string">
            <text:p>flori, rosu, galben, mov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5x5</text:p>
          </table:table-cell>
          <table:table-cell table:style-name="ce11" office:value-type="string">
            <text:p><text:span text:style-name="T1">Primăvara </text:span><text:span text:style-name="T2">î</text:span><text:span text:style-name="T3">ncepe cu un marțișor.</text:span>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C:<text:a xlink:href="file://Users//Andreea//facultate//licenta//lup//pozeBD//64">\\Users\\Andreea\\facultate\\licenta\\lup\\pozeBD\\64</text:a>.jpg</text:p>
          </table:table-cell>
          <table:table-cell office:value-type="string">
            <text:p>„Keep your face to the sunshine and you cannot see the shadow.”</text:p>
          </table:table-cell>
          <table:table-cell office:value-type="float" office:value="1">
            <text:p>1</text:p>
          </table:table-cell>
          <table:table-cell office:value-type="string">
            <text:p>flori, fluture, galben, albastru, abstract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30x40</text:p>
          </table:table-cell>
          <table:table-cell table:style-name="ce11" office:value-type="string">
            <text:p><text:span text:style-name="T1">Floarea soarelui "privește" soarele, fară "să se uite </text:span><text:span text:style-name="T2">î</text:span><text:span text:style-name="T3">napoi", iar fluturele o </text:span><text:span text:style-name="T2">î</text:span><text:span text:style-name="T3">nsoțește.</text:span>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:<text:a xlink:href="file://Users//Andreea//facultate//licenta//lup//pozeBD//65">\\Users\\Andreea\\facultate\\licenta\\lup\\pozeBD\\65</text:a>.jpg</text:p>
          </table:table-cell>
          <table:table-cell office:value-type="string">
            <text:p>Motocicletă</text:p>
          </table:table-cell>
          <table:table-cell office:value-type="float" office:value="1">
            <text:p>1</text:p>
          </table:table-cell>
          <table:table-cell office:value-type="string">
            <text:p>motocicleta, mecanic, gri, rosu, maro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string">
            <text:p>20x30</text:p>
          </table:table-cell>
          <table:table-cell office:value-type="string">
            <text:p>O motocicletă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o" fo:country="R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24.04.2020</text:date>, <text:time>11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ea Lupu</meta:initial-creator>
    <meta:creation-date>2020-04-24T11:31:22.87</meta:creation-date>
    <dc:date>2020-04-24T11:37:00.46</dc:date>
    <dc:creator>Andreea Lupu</dc:creator>
    <meta:editing-duration>PT5M13S</meta:editing-duration>
    <meta:editing-cycles>3</meta:editing-cycles>
    <meta:generator>OpenOffice/4.1.7$Win32 OpenOffice.org_project/417m1$Build-9800</meta:generator>
    <meta:document-statistic meta:table-count="1" meta:cell-count="594" meta:object-count="0"/>
  </office:meta>
</office:document-meta>
</file>